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number-columns-repeated="5" table:default-cell-style-name="ce1"/>
        <table:table-row table:style-name="ro1">
          <table:table-cell office:value-type="float" office:value="1">
            <text:p>1</text:p>
          </table:table-cell>
          <table:table-cell office:value-type="float" office:value="341">
            <text:p>341</text:p>
          </table:table-cell>
          <table:table-cell office:value-type="float" office:value="0.63">
            <text:p>0.63</text:p>
          </table:table-cell>
          <table:table-cell office:value-type="float" office:value="1.25">
            <text:p>1.25</text:p>
          </table:table-cell>
          <table:table-cell office:value-type="float" office:value="1.83">
            <text:p>1.83</text:p>
          </table:table-cell>
          <table:table-cell table:formula="of:=(Mi0*Mi*[.C1]*N)/(2*SQRT((Rad+h/2)^2 + L^2/4))*1000" office:value-type="float" office:value="5.60100550379643">
            <text:p>5.60</text:p>
          </table:table-cell>
          <table:table-cell table:formula="of:=[.F1]^2/10" office:value-type="float" office:value="3.13712626535579">
            <text:p>3.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0.68">
            <text:p>0.68</text:p>
          </table:table-cell>
          <table:table-cell office:value-type="float" office:value="1.33">
            <text:p>1.33</text:p>
          </table:table-cell>
          <table:table-cell office:value-type="float" office:value="1.96">
            <text:p>1.96</text:p>
          </table:table-cell>
          <table:table-cell table:formula="of:=(Mi0*Mi*[.C2]*N)/(2*SQRT((Rad+h/2)^2 + L^2/4))*1000" office:value-type="float" office:value="6.04552975012948">
            <text:p>6.05</text:p>
          </table:table-cell>
          <table:table-cell table:formula="of:=[.F2]^2/10" office:value-type="float" office:value="3.65484299597006">
            <text:p>3.6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40">
            <text:p>440</text:p>
          </table:table-cell>
          <table:table-cell office:value-type="float" office:value="0.71">
            <text:p>0.71</text:p>
          </table:table-cell>
          <table:table-cell office:value-type="float" office:value="1.42">
            <text:p>1.42</text:p>
          </table:table-cell>
          <table:table-cell office:value-type="float" office:value="2.11">
            <text:p>2.11</text:p>
          </table:table-cell>
          <table:table-cell table:formula="of:=(Mi0*Mi*[.C3]*N)/(2*SQRT((Rad+h/2)^2 + L^2/4))*1000" office:value-type="float" office:value="6.31224429792931">
            <text:p>6.31</text:p>
          </table:table-cell>
          <table:table-cell table:formula="of:=[.F3]^2/10" office:value-type="float" office:value="3.9844428076741">
            <text:p>3.9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90">
            <text:p>490</text:p>
          </table:table-cell>
          <table:table-cell office:value-type="float" office:value="0.73">
            <text:p>0.73</text:p>
          </table:table-cell>
          <table:table-cell office:value-type="float" office:value="1.51">
            <text:p>1.51</text:p>
          </table:table-cell>
          <table:table-cell office:value-type="float" office:value="2.25">
            <text:p>2.25</text:p>
          </table:table-cell>
          <table:table-cell table:formula="of:=(Mi0*Mi*[.C4]*N)/(2*SQRT((Rad+h/2)^2 + L^2/4))*1000" office:value-type="float" office:value="6.49005399646253">
            <text:p>6.49</text:p>
          </table:table-cell>
          <table:table-cell table:formula="of:=[.F4]^2/10" office:value-type="float" office:value="4.21208008769992">
            <text:p>4.2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0">
            <text:p>540</text:p>
          </table:table-cell>
          <table:table-cell office:value-type="float" office:value="0.79">
            <text:p>0.79</text:p>
          </table:table-cell>
          <table:table-cell office:value-type="float" office:value="1.58">
            <text:p>1.58</text:p>
          </table:table-cell>
          <table:table-cell office:value-type="float" office:value="2.3">
            <text:p>2.30</text:p>
          </table:table-cell>
          <table:table-cell table:formula="of:=(Mi0*Mi*[.C5]*N)/(2*SQRT((Rad+h/2)^2 + L^2/4))*1000" office:value-type="float" office:value="7.02348309206219">
            <text:p>7.02</text:p>
          </table:table-cell>
          <table:table-cell table:formula="of:=[.F5]^2/10" office:value-type="float" office:value="4.93293147444834">
            <text:p>4.9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0">
            <text:p>590</text:p>
          </table:table-cell>
          <table:table-cell office:value-type="float" office:value="0.84">
            <text:p>0.84</text:p>
          </table:table-cell>
          <table:table-cell office:value-type="float" office:value="1.63">
            <text:p>1.63</text:p>
          </table:table-cell>
          <table:table-cell office:value-type="float" office:value="2.53">
            <text:p>2.53</text:p>
          </table:table-cell>
          <table:table-cell table:formula="of:=(Mi0*Mi*[.C6]*N)/(2*SQRT((Rad+h/2)^2 + L^2/4))*1000" office:value-type="float" office:value="7.46800733839523">
            <text:p>7.47</text:p>
          </table:table-cell>
          <table:table-cell table:formula="of:=[.F6]^2/10" office:value-type="float" office:value="5.57711336063251">
            <text:p>5.5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40">
            <text:p>640</text:p>
          </table:table-cell>
          <table:table-cell office:value-type="float" office:value="0.86">
            <text:p>0.86</text:p>
          </table:table-cell>
          <table:table-cell office:value-type="float" office:value="1.73">
            <text:p>1.73</text:p>
          </table:table-cell>
          <table:table-cell office:value-type="float" office:value="2.53">
            <text:p>2.53</text:p>
          </table:table-cell>
          <table:table-cell table:formula="of:=(Mi0*Mi*[.C7]*N)/(2*SQRT((Rad+h/2)^2 + L^2/4))*1000" office:value-type="float" office:value="7.64581703692846">
            <text:p>7.65</text:p>
          </table:table-cell>
          <table:table-cell table:formula="of:=[.F7]^2/10" office:value-type="float" office:value="5.84585181621854">
            <text:p>5.8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90">
            <text:p>690</text:p>
          </table:table-cell>
          <table:table-cell office:value-type="float" office:value="0.89">
            <text:p>0.89</text:p>
          </table:table-cell>
          <table:table-cell office:value-type="float" office:value="1.79">
            <text:p>1.79</text:p>
          </table:table-cell>
          <table:table-cell office:value-type="float" office:value="2.68">
            <text:p>2.68</text:p>
          </table:table-cell>
          <table:table-cell table:formula="of:=(Mi0*Mi*[.C8]*N)/(2*SQRT((Rad+h/2)^2 + L^2/4))*1000" office:value-type="float" office:value="7.91253158472829">
            <text:p>7.91</text:p>
          </table:table-cell>
          <table:table-cell table:formula="of:=[.F8]^2/10" office:value-type="float" office:value="6.26081560793227">
            <text:p>6.2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40">
            <text:p>740</text:p>
          </table:table-cell>
          <table:table-cell office:value-type="float" office:value="0.93">
            <text:p>0.93</text:p>
          </table:table-cell>
          <table:table-cell office:value-type="float" office:value="1.83">
            <text:p>1.83</text:p>
          </table:table-cell>
          <table:table-cell office:value-type="float" office:value="2.76">
            <text:p>2.76</text:p>
          </table:table-cell>
          <table:table-cell table:formula="of:=(Mi0*Mi*[.C9]*N)/(2*SQRT((Rad+h/2)^2 + L^2/4))*1000" office:value-type="float" office:value="8.26815098179472">
            <text:p>8.27</text:p>
          </table:table-cell>
          <table:table-cell table:formula="of:=[.F9]^2/10" office:value-type="float" office:value="6.83623206577531">
            <text:p>6.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90">
            <text:p>790</text:p>
          </table:table-cell>
          <table:table-cell office:value-type="float" office:value="0.97">
            <text:p>0.97</text:p>
          </table:table-cell>
          <table:table-cell office:value-type="float" office:value="1.91">
            <text:p>1.91</text:p>
          </table:table-cell>
          <table:table-cell office:value-type="float" office:value="2.83">
            <text:p>2.83</text:p>
          </table:table-cell>
          <table:table-cell table:formula="of:=(Mi0*Mi*[.C10]*N)/(2*SQRT((Rad+h/2)^2 + L^2/4))*1000" office:value-type="float" office:value="8.62377037886116">
            <text:p>8.62</text:p>
          </table:table-cell>
          <table:table-cell table:formula="of:=[.F10]^2/10" office:value-type="float" office:value="7.43694155473232">
            <text:p>7.4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21">
            <text:p>821</text:p>
          </table:table-cell>
          <table:table-cell office:value-type="float" office:value="0.97">
            <text:p>0.97</text:p>
          </table:table-cell>
          <table:table-cell office:value-type="float" office:value="1.92">
            <text:p>1.92</text:p>
          </table:table-cell>
          <table:table-cell office:value-type="float" office:value="2.9">
            <text:p>2.90</text:p>
          </table:table-cell>
          <table:table-cell table:formula="of:=(Mi0*Mi*[.C11]*N)/(2*SQRT((Rad+h/2)^2 + L^2/4))*1000" office:value-type="float" office:value="8.62377037886116">
            <text:p>8.62</text:p>
          </table:table-cell>
          <table:table-cell table:formula="of:=[.F11]^2/10" office:value-type="float" office:value="7.43694155473232">
            <text:p>7.44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office:value-type="float" office:value="-3">
            <text:p>-3</text:p>
          </table:table-cell>
          <table:table-cell table:style-name="Default" office:value-type="float" office:value="-7">
            <text:p>-7</text:p>
          </table:table-cell>
        </table:table-row>
        <table:table-row table:style-name="ro2" table:number-rows-repeated="2">
          <table:table-cell table:number-columns-repeated="2"/>
          <table:table-cell table:style-name="Default" table:number-columns-repeated="5"/>
        </table:table-row>
        <table:table-row table:style-name="ro1">
          <table:table-cell office:value-type="string">
            <text:p>mi0</text:p>
          </table:table-cell>
          <table:table-cell table:formula="of:=4*3.14*10^(-7)" office:value-type="float" office:value="0.000001256">
            <text:p>0.000001256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mi</text:p>
          </table:table-cell>
          <table:table-cell office:value-type="float" office:value="1">
            <text:p>1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N</text:p>
          </table:table-cell>
          <table:table-cell office:value-type="float" office:value="2215">
            <text:p>2215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r</text:p>
          </table:table-cell>
          <table:table-cell office:value-type="float" office:value="0.04">
            <text:p>0.04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h</text:p>
          </table:table-cell>
          <table:table-cell office:value-type="float" office:value="0.009">
            <text:p>0.009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L</text:p>
          </table:table-cell>
          <table:table-cell office:value-type="float" office:value="0.3">
            <text:p>0.3</text:p>
          </table:table-cell>
          <table:table-cell table:style-name="Default" table:number-columns-repeated="5"/>
        </table:table-row>
      </table:table>
      <table:named-expressions>
        <table:named-range table:name="h" table:base-cell-address="$Sheet1.$B$19" table:cell-range-address="$Sheet1.$B$19"/>
        <table:named-range table:name="L" table:base-cell-address="$Sheet1.$B$20" table:cell-range-address="$Sheet1.$B$20"/>
        <table:named-range table:name="Mi" table:base-cell-address="$Sheet1.$B$16" table:cell-range-address="$Sheet1.$B$16"/>
        <table:named-range table:name="Mi0" table:base-cell-address="$Sheet1.$B$15" table:cell-range-address="$Sheet1.$B$15"/>
        <table:named-range table:name="N" table:base-cell-address="$Sheet1.$B$17" table:cell-range-address="$Sheet1.$B$17"/>
        <table:named-range table:name="Rad" table:base-cell-address="$Sheet1.$B$18" table:cell-range-address="$Sheet1.$B$1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9">00/00/0000</text:date>, <text:time style:data-style-name="N2" text:time-value="0000-00-00T03:17:4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zysiek </meta:initial-creator>
    <meta:creation-date>2013-05-08T15:00:15</meta:creation-date>
    <dc:date>2013-05-09T03:18:14</dc:date>
    <dc:creator>Krzysiek </dc:creator>
    <meta:editing-duration>PT12H7M57S</meta:editing-duration>
    <meta:editing-cycles>4</meta:editing-cycles>
    <meta:generator>LibreOffice/3.6$Linux_x86 LibreOffice_project/360m1$Build-2</meta:generator>
    <meta:document-statistic meta:table-count="1" meta:cell-count="91" meta:object-count="0"/>
  </office:meta>
</office:document-meta>
</file>